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102256" style:parent-style-name="Standard">
      <style:paragraph-properties fo:line-height="100%" fo:margin-bottom="0.0mm"/>
    </style:style>
    <style:style style:family="table-cell" style:name="ac2cfb1">
      <style:table-cell-properties fo:border-bottom="1.06mm solid #000000" fo:border-left="1.06mm solid #000000" fo:border-right="1.06mm solid #000000" fo:border-top="1.06mm solid #000000" fo:padding-bottom="0.0mm" fo:padding-left="1.91mm" fo:padding-right="1.91mm" fo:padding-top="0.0mm"/>
    </style:style>
    <style:style style:family="paragraph" style:name="acae160" style:parent-style-name="Standard">
      <style:paragraph-properties fo:line-height="100%" fo:margin-bottom="0.0mm"/>
    </style:style>
    <style:style style:family="table-cell" style:name="a4c4865">
      <style:table-cell-properties fo:border-bottom="1.06mm solid #000000" fo:border-left="1.06mm solid #000000" fo:border-right="1.06mm solid #000000" fo:border-top="1.06mm solid #000000" fo:padding-bottom="0.0mm" fo:padding-left="1.91mm" fo:padding-right="1.91mm" fo:padding-top="0.0mm"/>
    </style:style>
    <style:style style:family="paragraph" style:name="a6481b4" style:parent-style-name="Standard">
      <style:paragraph-properties fo:line-height="100%" fo:margin-bottom="0.0mm"/>
    </style:style>
    <style:style style:family="table-cell" style:name="a066fff">
      <style:table-cell-properties fo:border-bottom="1.06mm solid #000000" fo:border-left="1.06mm solid #000000" fo:border-right="1.06mm solid #000000" fo:border-top="1.06mm solid #000000" fo:padding-bottom="0.0mm" fo:padding-left="1.91mm" fo:padding-right="1.91mm" fo:padding-top="0.0mm"/>
    </style:style>
    <style:style style:family="paragraph" style:name="ad1d542" style:parent-style-name="Standard">
      <style:paragraph-properties fo:break-before="page" fo:line-height="100%" fo:margin-bottom="0.0mm"/>
    </style:style>
    <style:style style:family="table-cell" style:name="a204ca9">
      <style:table-cell-properties fo:border-bottom="1.06mm solid #000000" fo:border-left="1.06mm solid #000000" fo:border-right="1.06mm solid #000000" fo:border-top="1.06mm solid #000000" fo:padding-bottom="0.0mm" fo:padding-left="1.91mm" fo:padding-right="1.91mm" fo:padding-top="0.0mm"/>
    </style:style>
    <style:style style:family="table-column" style:name="a822baa">
      <style:table-column-properties style:rel-column-width="50*"/>
    </style:style>
    <style:style style:family="table" style:name="a0faf98">
      <style:table-properties fo:margin-left="0.0mm" style:width="15.896cm" table:align="left"/>
    </style:style>
  </office:automatic-styles>
  <office:body>
    <office:text>
      <table:table table:style-name="a0faf98">
        <table:table-column table:number-columns-repeated="2" table:style-name="a822baa"/>
        <table:table-row>
          <table:table-cell table:style-name="a204ca9">
            <text:p text:style-name="ad1d542"/>
          </table:table-cell>
          <table:table-cell table:style-name="a066fff">
            <text:p text:style-name="a6481b4"/>
          </table:table-cell>
        </table:table-row>
        <table:table-row>
          <table:table-cell table:style-name="a4c4865">
            <text:p text:style-name="acae160"/>
          </table:table-cell>
          <table:table-cell table:style-name="ac2cfb1">
            <text:p text:style-name="a10225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Absatz-Standardschriftart" style:family="text" style:name="Absatz-Standardschriftart" style:parent-style-name="default_character_style"/>
    <style:default-style style:family="graphic">
      <style:graphic-properties draw:fill="solid" draw:fill-color="#5b9bd5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9</dc:date>
    <meta:editing-cycles>2</meta:editing-cycles>
    <meta:editing-duration>PT0.005S</meta:editing-duration>
  </office:meta>
</office:document-meta>
</file>